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0.029cm" table:align="left"/>
    </style:style>
    <style:style style:name="Tabla1.A" style:family="table-column">
      <style:table-column-properties style:column-width="3.764cm"/>
    </style:style>
    <style:style style:name="Tabla1.B" style:family="table-column">
      <style:table-column-properties style:column-width="6.265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text-align="start" style:justify-single-word="false"/>
      <style:text-properties officeooo:paragraph-rsid="00191593"/>
    </style:style>
    <style:style style:name="P2" style:family="paragraph" style:parent-style-name="Standard">
      <style:paragraph-properties fo:text-align="center" style:justify-single-word="false"/>
      <style:text-properties fo:font-size="20pt" officeooo:rsid="00191593" officeooo:paragraph-rsid="00191593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officeooo:paragraph-rsid="00191593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19159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ext_20_body">
      <style:paragraph-properties fo:text-align="start" style:justify-single-word="false"/>
      <style:text-properties officeooo:paragraph-rsid="00191593"/>
    </style:style>
    <style:style style:name="P8" style:family="paragraph" style:parent-style-name="Text_20_body">
      <style:paragraph-properties fo:margin-left="0cm" fo:margin-right="0cm" fo:text-indent="0cm" style:auto-text-indent="false" style:writing-mode="lr-tb"/>
      <style:text-properties fo:font-weight="bold" fo:background-color="transparent" style:font-weight-asian="bold" style:font-weight-complex="bold"/>
    </style:style>
    <style:style style:name="P9" style:family="paragraph" style:parent-style-name="Text_20_body" style:list-style-name="L6"/>
    <style:style style:name="P10" style:family="paragraph" style:parent-style-name="Text_20_body" style:list-style-name="L6">
      <style:paragraph-properties fo:margin-top="0cm" fo:margin-bottom="0cm" style:contextual-spacing="false"/>
    </style:style>
    <style:style style:name="P11" style:family="paragraph" style:parent-style-name="Text_20_body" style:list-style-name="L7"/>
    <style:style style:name="P12" style:family="paragraph" style:parent-style-name="Text_20_body" style:list-style-name="L7">
      <style:paragraph-properties fo:margin-top="0cm" fo:margin-bottom="0cm" style:contextual-spacing="false"/>
    </style:style>
    <style:style style:name="P13" style:family="paragraph" style:parent-style-name="Text_20_body" style:list-style-name="L8">
      <style:paragraph-properties fo:margin-top="0cm" fo:margin-bottom="0cm" style:contextual-spacing="false"/>
    </style:style>
    <style:style style:name="P14" style:family="paragraph" style:parent-style-name="Text_20_body" style:list-style-name="L9"/>
    <style:style style:name="P15" style:family="paragraph" style:parent-style-name="Text_20_body" style:list-style-name="L9">
      <style:paragraph-properties fo:margin-top="0cm" fo:margin-bottom="0cm" style:contextual-spacing="false"/>
    </style:style>
    <style:style style:name="P16" style:family="paragraph" style:parent-style-name="Text_20_body" style:list-style-name="L10">
      <style:paragraph-properties fo:margin-top="0cm" fo:margin-bottom="0cm" style:contextual-spacing="false"/>
    </style:style>
    <style:style style:name="P17" style:family="paragraph" style:parent-style-name="Text_20_body" style:list-style-name="L10">
      <style:text-properties officeooo:paragraph-rsid="00191593"/>
    </style:style>
    <style:style style:name="P18" style:family="paragraph" style:parent-style-name="Text_20_body" style:list-style-name="L11"/>
    <style:style style:name="P19" style:family="paragraph" style:parent-style-name="Text_20_body" style:list-style-name="L11">
      <style:paragraph-properties fo:margin-top="0cm" fo:margin-bottom="0cm" style:contextual-spacing="false"/>
    </style:style>
    <style:style style:name="P20" style:family="paragraph" style:parent-style-name="Text_20_body" style:list-style-name="L12"/>
    <style:style style:name="P21" style:family="paragraph" style:parent-style-name="Text_20_body" style:list-style-name="L12">
      <style:paragraph-properties fo:margin-top="0cm" fo:margin-bottom="0cm" style:contextual-spacing="false"/>
    </style:style>
    <style:style style:name="P22" style:family="paragraph" style:parent-style-name="Text_20_body">
      <style:text-properties officeooo:paragraph-rsid="00191593"/>
    </style:style>
    <style:style style:name="P23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91593"/>
    </style:style>
    <style:style style:name="T1" style:family="text">
      <style:text-properties officeooo:rsid="00191593"/>
    </style:style>
    <style:style style:name="T2" style:family="text">
      <style:text-properties fo:font-size="12pt" officeooo:rsid="00191593" fo:background-color="transparent" loext:char-shading-value="0" style:font-size-asian="10.5pt" style:font-size-complex="12pt"/>
    </style:style>
    <style:style style:name="T3" style:family="text">
      <style:text-properties fo:font-size="12pt" officeooo:rsid="00191593" style:font-size-asian="10.5pt" style:font-size-complex="12pt"/>
    </style:style>
    <style:style style:name="T4" style:family="text">
      <style:text-properties fo:background-color="transparent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91593" style:font-weight-asian="bold" style:font-weight-complex="bold"/>
    </style:style>
    <style:style style:name="T7" style:family="text">
      <style:text-properties fo:font-weight="bold" fo:background-color="transparent" loext:char-shading-value="0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fo:background-color="transparent" loext:char-shading-value="0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 14</text:p>
      <text:p text:style-name="P2"/>
      <text:h text:style-name="P1" text:outline-level="2"><text:span text:style-name="T2">1. Análisis de características de un vídeo</text:span></text:h>
      <text:p text:style-name="P7"><text:span text:style-name="T2"/>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6">Característica</text:p>
            </table:table-cell>
            <table:table-cell table:style-name="Tabla1.A1" office:value-type="string">
              <text:p text:style-name="P6">Valor</text:p>
            </table:table-cell>
          </table:table-row>
        </table:table-header-rows>
        <table:table-row>
          <table:table-cell table:style-name="Tabla1.A1" office:value-type="string">
            <text:p text:style-name="P5"><text:span text:style-name="Strong_20_Emphasis">Formato</text:span></text:p>
          </table:table-cell>
          <table:table-cell table:style-name="Tabla1.A1" office:value-type="string">
            <text:p text:style-name="P5">MOV, MP4, M4A, 3GP, 3G2, MJ2</text:p>
          </table:table-cell>
        </table:table-row>
        <table:table-row>
          <table:table-cell table:style-name="Tabla1.A1" office:value-type="string">
            <text:p text:style-name="P5"><text:span text:style-name="Strong_20_Emphasis">Códec</text:span></text:p>
          </table:table-cell>
          <table:table-cell table:style-name="Tabla1.A1" office:value-type="string">
            <text:p text:style-name="P5">H264</text:p>
          </table:table-cell>
        </table:table-row>
        <table:table-row>
          <table:table-cell table:style-name="Tabla1.A1" office:value-type="string">
            <text:p text:style-name="P5"><text:span text:style-name="Strong_20_Emphasis">Resolución</text:span></text:p>
          </table:table-cell>
          <table:table-cell table:style-name="Tabla1.A1" office:value-type="string">
            <text:p text:style-name="P5">320x240</text:p>
          </table:table-cell>
        </table:table-row>
        <table:table-row>
          <table:table-cell table:style-name="Tabla1.A1" office:value-type="string">
            <text:p text:style-name="P5"><text:span text:style-name="Strong_20_Emphasis">Relación de aspecto</text:span></text:p>
          </table:table-cell>
          <table:table-cell table:style-name="Tabla1.A1" office:value-type="string">
            <text:p text:style-name="P5">4:3</text:p>
          </table:table-cell>
        </table:table-row>
        <table:table-row>
          <table:table-cell table:style-name="Tabla1.A1" office:value-type="string">
            <text:p text:style-name="P5"><text:span text:style-name="Strong_20_Emphasis">Frame rate (FPS)</text:span></text:p>
          </table:table-cell>
          <table:table-cell table:style-name="Tabla1.A1" office:value-type="string">
            <text:p text:style-name="P5">15.0</text:p>
          </table:table-cell>
        </table:table-row>
        <table:table-row>
          <table:table-cell table:style-name="Tabla1.A1" office:value-type="string">
            <text:p text:style-name="P5"><text:span text:style-name="Strong_20_Emphasis">Duración</text:span></text:p>
          </table:table-cell>
          <table:table-cell table:style-name="Tabla1.A1" office:value-type="string">
            <text:p text:style-name="P5">00:01:04</text:p>
          </table:table-cell>
        </table:table-row>
        <table:table-row>
          <table:table-cell table:style-name="Tabla1.A1" office:value-type="string">
            <text:p text:style-name="P5"><text:span text:style-name="Strong_20_Emphasis">Tamaño del clip</text:span></text:p>
          </table:table-cell>
          <table:table-cell table:style-name="Tabla1.A1" office:value-type="string">
            <text:p text:style-name="P5">5.01 MB</text:p>
          </table:table-cell>
        </table:table-row>
        <table:table-row>
          <table:table-cell table:style-name="Tabla1.A1" office:value-type="string">
            <text:p text:style-name="P5"><text:span text:style-name="Strong_20_Emphasis">Bitrate</text:span></text:p>
          </table:table-cell>
          <table:table-cell table:style-name="Tabla1.A1" office:value-type="string">
            <text:p text:style-name="P5">647.12 kbps</text:p>
          </table:table-cell>
        </table:table-row>
      </table:table>
      <text:p text:style-name="Text_20_body"/>
      <text:p text:style-name="P4"><text:span text:style-name="T3">2. B</text:span><text:span text:style-name="T4">itrates</text:span></text:p>
      <text:p text:style-name="P4"/>
      <text:p text:style-name="P7"><text:span text:style-name="T6"><text:s/></text:span><text:span text:style-name="Strong_20_Emphasis"><text:span text:style-name="T1">YouTube</text:span></text:span></text:p>
      <text:list text:style-name="L9">
        <text:list-item>
          <text:p text:style-name="P15">1080p: 8 Mbps (HD), 12 Mbps (alta calidad)</text:p>
        </text:list-item>
        <text:list-item>
          <text:p text:style-name="P15">720p: 5 Mbps</text:p>
        </text:list-item>
        <text:list-item>
          <text:p text:style-name="P15">480p: 2.5 Mbps</text:p>
        </text:list-item>
        <text:list-item>
          <text:p text:style-name="P14">360p: 1 Mbps</text:p>
        </text:list-item>
      </text:list>
      <text:p text:style-name="Text_20_body"><text:span text:style-name="Strong_20_Emphasis">Películas en Blu-ray</text:span></text:p>
      <text:list text:style-name="L10">
        <text:list-item>
          <text:p text:style-name="P16">1080p: 20-40 Mbps</text:p>
        </text:list-item>
        <text:list-item>
          <text:p text:style-name="P17">4K UHD: 80-128 Mbps</text:p>
        </text:list-item>
      </text:list>
      <text:p text:style-name="P22"><text:span text:style-name="Strong_20_Emphasis">Cine Digital (DCP - Digital Cinema Package)</text:span></text:p>
      <text:list text:style-name="L11">
        <text:list-item>
          <text:p text:style-name="P19">2K: 250 Mbps</text:p>
        </text:list-item>
        <text:list-item>
          <text:p text:style-name="P18">4K: 500 Mbps</text:p>
        </text:list-item>
      </text:list>
      <text:p text:style-name="Text_20_body"><text:span text:style-name="Strong_20_Emphasis">Televisión (Streaming y TV abierta)</text:span></text:p>
      <text:list text:style-name="L12">
        <text:list-item>
          <text:p text:style-name="P21">Netflix 1080p: 5-8 Mbps</text:p>
        </text:list-item>
        <text:list-item>
          <text:p text:style-name="P21">Netflix 4K: 15-25 Mbps</text:p>
        </text:list-item>
        <text:list-item>
          <text:p text:style-name="P20">TV HD en antena: 8-15 Mbps</text:p>
        </text:list-item>
      </text:list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4"><text:soft-page-break/><text:span text:style-name="T1">4. R</text:span><text:span text:style-name="T4">eflexión</text:span></text:p>
      <text:p text:style-name="P4"><text:span text:style-name="T4"/></text:p>
      <text:p text:style-name="P8">¿Cómo afectó el cambio de formato al tamaño del archivo?</text:p>
      <text:p text:style-name="P8"><text:span text:style-name="T8">El tamaño del archivo </text:span><text:span text:style-name="Strong_20_Emphasis"><text:span text:style-name="T8">se redujo de 5.01 MB a 2.35 MB</text:span></text:span><text:span text:style-name="T8"> gracias al uso del códec </text:span><text:span text:style-name="Strong_20_Emphasis"><text:span text:style-name="T8">VP9</text:span></text:span><text:span text:style-name="T8"> y un menor bitrate. Esto significa que el archivo es más ligero sin perder demasiada calidad. </text:span></text:p>
      <text:p text:style-name="P8">¿Qué diferencias notaron en la calidad al reducir bitrate o resolución?</text:p>
      <text:p text:style-name="P23"><text:span text:style-name="T9">La reducción de </text:span><text:span text:style-name="Strong_20_Emphasis"><text:span text:style-name="T9">bitrate</text:span></text:span><text:span text:style-name="T9"> puede generar </text:span><text:span text:style-name="Strong_20_Emphasis"><text:span text:style-name="T9">pérdida de detalles y más artefactos visibles</text:span></text:span><text:span text:style-name="T9">, sobre todo en escenas con movimiento.</text:span></text:p>
      <text:p text:style-name="P23">La reducción de <text:span text:style-name="Strong_20_Emphasis"><text:span text:style-name="T8">resolución</text:span></text:span> cambió la relación de aspecto a <text:span text:style-name="Strong_20_Emphasis"><text:span text:style-name="T8">16:9</text:span></text:span><text:span text:style-name="T8">, </text:span>lo cual puede afectar cómo se ve el video en diferentes pantallas.</text:p>
      <text:p text:style-name="P23"><text:span text:style-name="Strong_20_Emphasis"><text:span text:style-name="T8">Posible pérdida de nitidez</text:span></text:span> en comparación con el original, especialmente en bordes y colores. </text:p>
      <text:p text:style-name="P8">¿Qué códec mantuvo mejor la calidad con menor tamaño?</text:p>
      <text:p text:style-name="P8"><text:span text:style-name="T8">El códec </text:span><text:span text:style-name="Strong_20_Emphasis"><text:span text:style-name="T8">VP9</text:span></text:span><text:span text:style-name="T8"> logró reducir significativamente el tamaño del archivo sin afectar demasiado la calidad, lo que lo hace ideal para </text:span><text:span text:style-name="Strong_20_Emphasis"><text:span text:style-name="T8">streaming y almacenamiento en línea</text:span></text:span><text:span text:style-name="T8">. Sin embargo, </text:span><text:span text:style-name="Strong_20_Emphasis"><text:span text:style-name="T8">H.264</text:span></text:span><text:span text:style-name="T8"> sigue siendo más compatible con la mayoría de dispositivos. </text:span></text:p>
      <text:p text:style-name="P8">¿En qué escenarios convendría usar cada formato?</text:p>
      <text:p text:style-name="Text_20_body"><text:span text:style-name="Strong_20_Emphasis">MP4 (H.264): </text:span><text:s/>Mejor compatibilidad, ideal para redes sociales, dispositivos móviles y edición de video.<text:line-break/><text:span text:style-name="Strong_20_Emphasis">MKV (VP9): </text:span><text:s/>Más eficiente en compresión, ideal para <text:span text:style-name="Strong_20_Emphasis"><text:span text:style-name="T8">streaming en YouTube</text:span></text:span> y almacenamiento con calidad aceptable.<text:line-break/><text:span text:style-name="Strong_20_Emphasis">Formatos sin compresión (AVI, MOV):</text:span> Útiles para edición profesional, pero generan archivos muy grandes. 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3T09:07:05.991000000</meta:creation-date>
    <dc:date>2025-02-03T09:28:53.251000000</dc:date>
    <meta:editing-duration>PT21M47S</meta:editing-duration>
    <meta:editing-cycles>1</meta:editing-cycles>
    <meta:document-statistic meta:table-count="1" meta:image-count="0" meta:object-count="0" meta:page-count="2" meta:paragraph-count="47" meta:word-count="324" meta:character-count="1900" meta:non-whitespace-character-count="1626"/>
    <meta:generator>LibreOffice/7.6.1.2$Windows_X86_64 LibreOffice_project/f5defcebd022c5bc36bbb79be232cb6926d8f674</meta:generator>
  </office:meta>
</office:document-meta>
</file>